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2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224cm"/>
    </style:style>
    <style:style style:name="co12" style:family="table-column">
      <style:table-column-properties fo:break-before="auto" style:column-width="1.503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2.168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2.68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18cm solid #000000" fo:background-color="#b3b3b3" fo:border-left="none" fo:padding-bottom="0.035cm" fo:padding-left="0.035cm" fo:padding-right="0.035cm" fo:padding-top="0.199cm" fo:border-right="none" fo:border-top="0.018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18cm solid #000000" fo:background-color="#cccccc" fo:border-left="none" fo:border-right="none" fo:border-top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b3b3b3" fo:border-left="none" fo:padding-bottom="0.035cm" fo:padding-left="0.035cm" fo:padding-right="0.035cm" fo:padding-top="0.199cm" fo:border-right="none" fo:border-top="0.035cm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018cm solid #000000" fo:background-color="#b3b3b3" fo:border-left="none" fo:padding-bottom="0.035cm" fo:padding-left="0.035cm" fo:padding-right="0.035cm" fo:padding-top="0.199cm" fo:border-right="none" fo:border-top="0.018cm solid #000000"/>
    </style:style>
    <style:style style:name="ce7" style:family="table-cell" style:parent-style-name="Default">
      <style:table-cell-properties fo:border-bottom="0.018cm solid #000000" fo:background-color="#cccccc" fo:border-left="none" fo:border-right="none" fo:border-top="0.018cm solid #000000"/>
    </style:style>
    <style:style style:name="ce8" style:family="table-cell" style:parent-style-name="Default">
      <style:table-cell-properties fo:border-bottom="none" fo:background-color="#b3b3b3" fo:border-left="none" fo:padding-bottom="0.035cm" fo:padding-left="0.035cm" fo:padding-right="0.035cm" fo:padding-top="0.199cm" fo:border-right="none" fo:border-top="0.035cm solid #000000"/>
    </style:style>
    <style:style style:name="ce9" style:family="table-cell" style:parent-style-name="Default" style:data-style-name="N104"/>
    <style:style style:name="ce10" style:family="table-cell" style:parent-style-name="Default">
      <style:map style:condition="cell-content()&gt;[$Sheet1.$B$51]" style:apply-style-name="Too_20_High" style:base-cell-address="Sheet1.C52"/>
      <style:map style:condition="cell-content()=[$Sheet1.$B$51]" style:apply-style-name="All_20_Good" style:base-cell-address="Sheet1.C52"/>
    </style:style>
    <style:style style:name="ce11" style:family="table-cell" style:parent-style-name="Default" style:data-style-name="N11"/>
    <style:style style:name="ce12" style:family="table-cell" style:parent-style-name="Default" style:data-style-name="N104">
      <style:table-cell-properties fo:border-bottom="0.018cm solid #000000" fo:background-color="#cccccc" fo:border-left="none" fo:border-right="none" fo:border-top="0.018cm solid #000000"/>
    </style:style>
    <style:style style:name="ce13" style:family="table-cell" style:parent-style-name="Default">
      <style:table-cell-properties fo:border-bottom="0.018cm solid #000000" fo:background-color="#b3b3b3" fo:border-left="none" fo:padding-bottom="0.035cm" fo:padding-left="0.035cm" fo:padding-right="0.035cm" fo:padding-top="0.199cm" fo:border-right="none" fo:border-top="0.018cm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05" table:default-cell-style-name="Default"/>
        <table:table-row table:style-name="ro3">
          <table:table-cell table:style-name="ce1"/>
          <table:table-cell table:style-name="ce1" office:value-type="string">
            <text:p>Part</text:p>
          </table:table-cell>
          <table:table-cell table:style-name="ce1" office:value-type="string">
            <text:p>Part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PK</text:p>
          </table:table-cell>
          <table:table-cell table:style-name="ce1" office:value-type="string">
            <text:p>MOQ/M</text:p>
          </table:table-cell>
          <table:table-cell table:style-name="ce1" office:value-type="string">
            <office:annotation draw:style-name="gr1" draw:text-style-name="P1" svg:width="2.899cm" svg:height="2.176cm" svg:x="18.062cm" svg:y="0cm" draw:caption-point-x="-0.61cm" draw:caption-point-y="0.011cm">
              <dc:creator>J</dc:creator>
              <dc:date>2011-02-14T00:00:00</dc:date>
              <text:p text:style-name="P1"><text:span text:style-name="T1">Kits per required order multiple, used in calculating optimum kits.</text:span></text:p>
            </office:annotation>
            <text:p>K/MOQ/M</text:p>
          </table:table-cell>
          <table:table-cell table:style-name="ce1" office:value-type="string">
            <office:annotation draw:style-name="gr1" draw:text-style-name="P1" svg:width="2.899cm" svg:height="1.781cm" svg:x="20.278cm" svg:y="0cm" draw:caption-point-x="-0.61cm" draw:caption-point-y="0.011cm">
              <dc:creator>J</dc:creator>
              <dc:date>2011-02-14T00:00:00</dc:date>
              <text:p text:style-name="P1"><text:span text:style-name="T1">How many multiples are needed for the goal kit count.</text:span></text:p>
            </office:annotation>
            <text:p>MOM Reqd</text:p>
          </table:table-cell>
          <table:table-cell table:style-name="ce1" office:value-type="string">
            <text:p>Cost for Multiple</text:p>
          </table:table-cell>
          <table:table-cell table:style-name="ce1" office:value-type="string">
            <text:p>CPK (Order)</text:p>
          </table:table-cell>
          <table:table-cell table:style-name="ce1" office:value-type="string">
            <text:p>Excess</text:p>
          </table:table-cell>
          <table:table-cell table:style-name="ce1" office:value-type="string">
            <text:p>Excess ($)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To Order</text:p>
          </table:table-cell>
          <table:table-cell table:style-name="ce1" office:value-type="string">
            <text:p>Order Cost</text:p>
          </table:table-cell>
          <table:table-cell table:style-name="ce1" office:value-type="string">
            <office:annotation draw:style-name="gr1" draw:text-style-name="P1" svg:width="2.899cm" svg:height="1.781cm" svg:x="37.134cm" svg:y="0cm" draw:caption-point-x="-0.61cm" draw:caption-point-y="0.011cm">
              <dc:creator>J</dc:creator>
              <dc:date>2011-02-14T00:00:00</dc:date>
              <text:p text:style-name="P1"><text:span text:style-name="T1">Copy &amp; Paste this column into the RS 'Quick Order' box.</text:span></text:p>
            </office:annotation>
            <text:p>RS Order-pad</text:p>
          </table:table-cell>
          <table:table-cell office:value-type="string">
            <text:p>Altronics Order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2" table:number-rows-spanned="1">
            <text:p>Main Circuit</text:p>
          </table:table-cell>
          <table:covered-table-cell table:style-name="ce6"/>
          <table:table-cell table:style-name="ce6" table:number-columns-repeated="5"/>
          <table:table-cell table:style-name="ce13" table:number-columns-repeated="8"/>
          <table:table-cell table:style-name="ce6" table:number-columns-repeated="2"/>
          <table:table-cell table:style-name="ce13"/>
          <table:table-cell table:style-name="ce6" table:number-columns-repeated="1006"/>
        </table:table-row>
        <table:table-row table:style-name="ro3">
          <table:table-cell table:style-name="ce3" office:value-type="string">
            <text:p>Power Transistors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IGBT</text:p>
          </table:table-cell>
          <table:table-cell office:value-type="string">
            <text:p>671-5452P</text:p>
          </table:table-cell>
          <table:table-cell office:value-type="string">
            <text:p>RS</text:p>
          </table:table-cell>
          <table:table-cell office:value-type="currency" office:currency="AUD" office:value="1.58">
            <text:p>$1.58</text:p>
          </table:table-cell>
          <table:table-cell office:value-type="float" office:value="1">
            <text:p>1</text:p>
          </table:table-cell>
          <table:table-cell table:formula="of:=[.E4]*[.F4]" office:value-type="currency" office:currency="AUD" office:value="1.58">
            <text:p>$1.58</text:p>
          </table:table-cell>
          <table:table-cell office:value-type="float" office:value="5">
            <text:p>5</text:p>
          </table:table-cell>
          <table:table-cell table:formula="of:=[.H4]/[.F4]" office:value-type="float" office:value="5">
            <text:p>5</text:p>
          </table:table-cell>
          <table:table-cell table:formula="of:=ROUNDUP(([.F4]*[.$B$55])/[.H4];0)" office:value-type="float" office:value="4">
            <text:p>4</text:p>
          </table:table-cell>
          <table:table-cell table:formula="of:=([.J4]*[.H4])*[.E4]" office:value-type="currency" office:currency="AUD" office:value="31.6">
            <text:p>$31.60</text:p>
          </table:table-cell>
          <table:table-cell table:formula="of:=[.K4]/[.$B$55]" office:value-type="currency" office:currency="AUD" office:value="1.58">
            <text:p>$1.58</text:p>
          </table:table-cell>
          <table:table-cell table:formula="of:=([.J4]*[.H4])-([.F4]*[.$B$55])" office:value-type="float" office:value="0">
            <text:p>0</text:p>
          </table:table-cell>
          <table:table-cell table:formula="of:=[.M4]*[.E4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4]*[.$B$55])-[.O4]) &lt; 0;0;([.F4]*[.$B$55])-[.O4])/[.H4])*[.H4]" office:value-type="float" office:value="20">
            <text:p>20</text:p>
          </table:table-cell>
          <table:table-cell table:formula="of:=[.P4]*[.E4]" office:value-type="currency" office:currency="AUD" office:value="31.6">
            <text:p>$31.60</text:p>
          </table:table-cell>
          <table:table-cell table:formula="of:=IF([.D4]=&quot;RS&quot;;IF([.P4]&gt;0;CONCATENATE([.C4];&quot;, &quot;;[.P4]);&quot; &quot;);&quot; &quot;)" office:value-type="string" office:string-value="671-5452P, 20">
            <text:p>671-5452P, 20</text:p>
          </table:table-cell>
          <table:table-cell table:formula="of:=IF([.D4]=&quot;Altronics&quot;;IF([.P4]&gt;0;CONCATENATE([.C4];&quot; x &quot;;[.P4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Signal Transistors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BC337-25</text:p>
          </table:table-cell>
          <table:table-cell office:value-type="string">
            <text:p>625-4966P</text:p>
          </table:table-cell>
          <table:table-cell office:value-type="string">
            <text:p>RS</text:p>
          </table:table-cell>
          <table:table-cell office:value-type="currency" office:currency="AUD" office:value="0.12">
            <text:p>$0.12</text:p>
          </table:table-cell>
          <table:table-cell office:value-type="float" office:value="1">
            <text:p>1</text:p>
          </table:table-cell>
          <table:table-cell table:formula="of:=[.E6]*[.F6]" office:value-type="currency" office:currency="AUD" office:value="0.12">
            <text:p>$0.12</text:p>
          </table:table-cell>
          <table:table-cell office:value-type="float" office:value="25">
            <text:p>25</text:p>
          </table:table-cell>
          <table:table-cell table:formula="of:=[.H6]/[.F6]" office:value-type="float" office:value="25">
            <text:p>25</text:p>
          </table:table-cell>
          <table:table-cell table:formula="of:=ROUNDUP(([.F6]*[.$B$55])/[.H6];0)" office:value-type="float" office:value="1">
            <text:p>1</text:p>
          </table:table-cell>
          <table:table-cell table:formula="of:=([.J6]*[.H6])*[.E6]" office:value-type="currency" office:currency="AUD" office:value="3">
            <text:p>$3.00</text:p>
          </table:table-cell>
          <table:table-cell table:formula="of:=[.K6]/[.$B$55]" office:value-type="currency" office:currency="AUD" office:value="0.15">
            <text:p>$0.15</text:p>
          </table:table-cell>
          <table:table-cell table:formula="of:=([.J6]*[.H6])-([.F6]*[.$B$55])" office:value-type="float" office:value="5">
            <text:p>5</text:p>
          </table:table-cell>
          <table:table-cell table:formula="of:=[.M6]*[.E6]" office:value-type="currency" office:currency="AUD" office:value="0.6">
            <text:p>$0.60</text:p>
          </table:table-cell>
          <table:table-cell office:value-type="float" office:value="0">
            <text:p>0</text:p>
          </table:table-cell>
          <table:table-cell table:formula="of:=ROUNDUP(IF((([.F6]*[.$B$55])-[.O6]) &lt; 0;0;([.F6]*[.$B$55])-[.O6])/[.H6])*[.H6]" office:value-type="float" office:value="25">
            <text:p>25</text:p>
          </table:table-cell>
          <table:table-cell table:formula="of:=[.P6]*[.E6]" office:value-type="currency" office:currency="AUD" office:value="3">
            <text:p>$3.00</text:p>
          </table:table-cell>
          <table:table-cell table:formula="of:=IF([.D6]=&quot;RS&quot;;IF([.P6]&gt;0;CONCATENATE([.C6];&quot;, &quot;;[.P6]);&quot; &quot;);&quot; &quot;)" office:value-type="string" office:string-value="625-4966P, 25">
            <text:p>625-4966P, 25</text:p>
          </table:table-cell>
          <table:table-cell table:formula="of:=IF([.D6]=&quot;Altronics&quot;;IF([.P6]&gt;0;CONCATENATE([.C6];&quot; x &quot;;[.P6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BC327-25</text:p>
          </table:table-cell>
          <table:table-cell office:value-type="string">
            <text:p>545-0028P</text:p>
          </table:table-cell>
          <table:table-cell office:value-type="string">
            <text:p>RS</text:p>
          </table:table-cell>
          <table:table-cell office:value-type="currency" office:currency="AUD" office:value="0.07">
            <text:p>$0.07</text:p>
          </table:table-cell>
          <table:table-cell office:value-type="float" office:value="1">
            <text:p>1</text:p>
          </table:table-cell>
          <table:table-cell table:formula="of:=[.E7]*[.F7]" office:value-type="currency" office:currency="AUD" office:value="0.07">
            <text:p>$0.07</text:p>
          </table:table-cell>
          <table:table-cell office:value-type="float" office:value="25">
            <text:p>25</text:p>
          </table:table-cell>
          <table:table-cell table:formula="of:=[.H7]/[.F7]" office:value-type="float" office:value="25">
            <text:p>25</text:p>
          </table:table-cell>
          <table:table-cell table:formula="of:=ROUNDUP(([.F7]*[.$B$55])/[.H7];0)" office:value-type="float" office:value="1">
            <text:p>1</text:p>
          </table:table-cell>
          <table:table-cell table:formula="of:=([.J7]*[.H7])*[.E7]" office:value-type="currency" office:currency="AUD" office:value="1.75">
            <text:p>$1.75</text:p>
          </table:table-cell>
          <table:table-cell table:formula="of:=[.K7]/[.$B$55]" office:value-type="currency" office:currency="AUD" office:value="0.0875">
            <text:p>$0.09</text:p>
          </table:table-cell>
          <table:table-cell table:formula="of:=([.J7]*[.H7])-([.F7]*[.$B$55])" office:value-type="float" office:value="5">
            <text:p>5</text:p>
          </table:table-cell>
          <table:table-cell table:formula="of:=[.M7]*[.E7]" office:value-type="currency" office:currency="AUD" office:value="0.35">
            <text:p>$0.35</text:p>
          </table:table-cell>
          <table:table-cell office:value-type="float" office:value="0">
            <text:p>0</text:p>
          </table:table-cell>
          <table:table-cell table:formula="of:=ROUNDUP(IF((([.F7]*[.$B$55])-[.O7]) &lt; 0;0;([.F7]*[.$B$55])-[.O7])/[.H7])*[.H7]" office:value-type="float" office:value="25">
            <text:p>25</text:p>
          </table:table-cell>
          <table:table-cell table:formula="of:=[.P7]*[.E7]" office:value-type="currency" office:currency="AUD" office:value="1.75">
            <text:p>$1.75</text:p>
          </table:table-cell>
          <table:table-cell table:formula="of:=IF([.D7]=&quot;RS&quot;;IF([.P7]&gt;0;CONCATENATE([.C7];&quot;, &quot;;[.P7]);&quot; &quot;);&quot; &quot;)" office:value-type="string" office:string-value="545-0028P, 25">
            <text:p>545-0028P, 25</text:p>
          </table:table-cell>
          <table:table-cell table:formula="of:=IF([.D7]=&quot;Altronics&quot;;IF([.P7]&gt;0;CONCATENATE([.C7];&quot; x &quot;;[.P7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Resistors</text:p>
          </table:table-cell>
          <table:table-cell table:style-name="ce7" table:number-columns-repeated="1023"/>
        </table:table-row>
        <table:table-row table:style-name="ro3">
          <table:table-cell table:style-name="ce1"/>
          <table:table-cell office:value-type="string">
            <text:p>12R</text:p>
          </table:table-cell>
          <table:table-cell office:value-type="string">
            <text:p>148-039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9]*[.F9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9]/[.F9]" office:value-type="float" office:value="10">
            <text:p>10</text:p>
          </table:table-cell>
          <table:table-cell table:formula="of:=ROUNDUP(([.F9]*[.$B$55])/[.H9];0)" office:value-type="float" office:value="2">
            <text:p>2</text:p>
          </table:table-cell>
          <table:table-cell table:formula="of:=([.J9]*[.H9])*[.E9]" office:value-type="currency" office:currency="AUD" office:value="0.4">
            <text:p>$0.40</text:p>
          </table:table-cell>
          <table:table-cell table:formula="of:=[.K9]/[.$B$55]" office:value-type="currency" office:currency="AUD" office:value="0.02">
            <text:p>$0.02</text:p>
          </table:table-cell>
          <table:table-cell table:formula="of:=([.J9]*[.H9])-([.F9]*[.$B$55])" office:value-type="float" office:value="0">
            <text:p>0</text:p>
          </table:table-cell>
          <table:table-cell table:formula="of:=[.M9]*[.E9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9]*[.$B$55])-[.O9]) &lt; 0;0;([.F9]*[.$B$55])-[.O9])/[.H9])*[.H9]" office:value-type="float" office:value="20">
            <text:p>20</text:p>
          </table:table-cell>
          <table:table-cell table:formula="of:=[.P9]*[.E9]" office:value-type="currency" office:currency="AUD" office:value="0.4">
            <text:p>$0.40</text:p>
          </table:table-cell>
          <table:table-cell table:formula="of:=IF([.D9]=&quot;RS&quot;;IF([.P9]&gt;0;CONCATENATE([.C9];&quot;, &quot;;[.P9]);&quot; &quot;);&quot; &quot;)" office:value-type="string" office:string-value="148-039P, 20">
            <text:p>148-039P, 20</text:p>
          </table:table-cell>
          <table:table-cell table:formula="of:=IF([.D9]=&quot;Altronics&quot;;IF([.P9]&gt;0;CONCATENATE([.C9];&quot; x &quot;;[.P9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68R</text:p>
          </table:table-cell>
          <table:table-cell office:value-type="string">
            <text:p>148-219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10]*[.F10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10]/[.F10]" office:value-type="float" office:value="10">
            <text:p>10</text:p>
          </table:table-cell>
          <table:table-cell table:formula="of:=ROUNDUP(([.F10]*[.$B$55])/[.H10];0)" office:value-type="float" office:value="2">
            <text:p>2</text:p>
          </table:table-cell>
          <table:table-cell table:formula="of:=([.J10]*[.H10])*[.E10]" office:value-type="currency" office:currency="AUD" office:value="0.4">
            <text:p>$0.40</text:p>
          </table:table-cell>
          <table:table-cell table:formula="of:=[.K10]/[.$B$55]" office:value-type="currency" office:currency="AUD" office:value="0.02">
            <text:p>$0.02</text:p>
          </table:table-cell>
          <table:table-cell table:formula="of:=([.J10]*[.H10])-([.F10]*[.$B$55])" office:value-type="float" office:value="0">
            <text:p>0</text:p>
          </table:table-cell>
          <table:table-cell table:formula="of:=[.M10]*[.E10]" office:value-type="currency" office:currency="AUD" office:value="0">
            <text:p>$0.00</text:p>
          </table:table-cell>
          <table:table-cell office:value-type="float" office:value="800">
            <text:p>800</text:p>
          </table:table-cell>
          <table:table-cell table:formula="of:=ROUNDUP(IF((([.F10]*[.$B$55])-[.O10]) &lt; 0;0;([.F10]*[.$B$55])-[.O10])/[.H10])*[.H10]" office:value-type="float" office:value="0">
            <text:p>0</text:p>
          </table:table-cell>
          <table:table-cell table:formula="of:=[.P10]*[.E10]" office:value-type="currency" office:currency="AUD" office:value="0">
            <text:p>$0.00</text:p>
          </table:table-cell>
          <table:table-cell table:formula="of:=IF([.D10]=&quot;RS&quot;;IF([.P10]&gt;0;CONCATENATE([.C10];&quot;, &quot;;[.P10]);&quot; &quot;);&quot; &quot;)" office:value-type="string" office:string-value=" ">
            <text:p><text:s/></text:p>
          </table:table-cell>
          <table:table-cell table:formula="of:=IF([.D10]=&quot;Altronics&quot;;IF([.P10]&gt;0;CONCATENATE([.C10];&quot; x &quot;;[.P10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620R</text:p>
          </table:table-cell>
          <table:table-cell office:value-type="string">
            <text:p>148-455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11]*[.F11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11]/[.F11]" office:value-type="float" office:value="10">
            <text:p>10</text:p>
          </table:table-cell>
          <table:table-cell table:formula="of:=ROUNDUP(([.F11]*[.$B$55])/[.H11];0)" office:value-type="float" office:value="2">
            <text:p>2</text:p>
          </table:table-cell>
          <table:table-cell table:formula="of:=([.J11]*[.H11])*[.E11]" office:value-type="currency" office:currency="AUD" office:value="0.4">
            <text:p>$0.40</text:p>
          </table:table-cell>
          <table:table-cell table:formula="of:=[.K11]/[.$B$55]" office:value-type="currency" office:currency="AUD" office:value="0.02">
            <text:p>$0.02</text:p>
          </table:table-cell>
          <table:table-cell table:formula="of:=([.J11]*[.H11])-([.F11]*[.$B$55])" office:value-type="float" office:value="0">
            <text:p>0</text:p>
          </table:table-cell>
          <table:table-cell table:formula="of:=[.M11]*[.E11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11]*[.$B$55])-[.O11]) &lt; 0;0;([.F11]*[.$B$55])-[.O11])/[.H11])*[.H11]" office:value-type="float" office:value="20">
            <text:p>20</text:p>
          </table:table-cell>
          <table:table-cell table:formula="of:=[.P11]*[.E11]" office:value-type="currency" office:currency="AUD" office:value="0.4">
            <text:p>$0.40</text:p>
          </table:table-cell>
          <table:table-cell table:formula="of:=IF([.D11]=&quot;RS&quot;;IF([.P11]&gt;0;CONCATENATE([.C11];&quot;, &quot;;[.P11]);&quot; &quot;);&quot; &quot;)" office:value-type="string" office:string-value="148-455P, 20">
            <text:p>148-455P, 20</text:p>
          </table:table-cell>
          <table:table-cell table:formula="of:=IF([.D11]=&quot;Altronics&quot;;IF([.P11]&gt;0;CONCATENATE([.C11];&quot; x &quot;;[.P11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1K2</text:p>
          </table:table-cell>
          <table:table-cell office:value-type="string">
            <text:p>148-528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2">
            <text:p>2</text:p>
          </table:table-cell>
          <table:table-cell table:formula="of:=[.E12]*[.F12]" office:value-type="currency" office:currency="AUD" office:value="0.04">
            <text:p>$0.04</text:p>
          </table:table-cell>
          <table:table-cell office:value-type="float" office:value="10">
            <text:p>10</text:p>
          </table:table-cell>
          <table:table-cell table:formula="of:=[.H12]/[.F12]" office:value-type="float" office:value="5">
            <text:p>5</text:p>
          </table:table-cell>
          <table:table-cell table:formula="of:=ROUNDUP(([.F12]*[.$B$55])/[.H12];0)" office:value-type="float" office:value="4">
            <text:p>4</text:p>
          </table:table-cell>
          <table:table-cell table:formula="of:=([.J12]*[.H12])*[.E12]" office:value-type="currency" office:currency="AUD" office:value="0.8">
            <text:p>$0.80</text:p>
          </table:table-cell>
          <table:table-cell table:formula="of:=[.K12]/[.$B$55]" office:value-type="currency" office:currency="AUD" office:value="0.04">
            <text:p>$0.04</text:p>
          </table:table-cell>
          <table:table-cell table:formula="of:=([.J12]*[.H12])-([.F12]*[.$B$55])" office:value-type="float" office:value="0">
            <text:p>0</text:p>
          </table:table-cell>
          <table:table-cell table:formula="of:=[.M12]*[.E12]" office:value-type="currency" office:currency="AUD" office:value="0">
            <text:p>$0.00</text:p>
          </table:table-cell>
          <table:table-cell office:value-type="float" office:value="800">
            <text:p>800</text:p>
          </table:table-cell>
          <table:table-cell table:formula="of:=ROUNDUP(IF((([.F12]*[.$B$55])-[.O12]) &lt; 0;0;([.F12]*[.$B$55])-[.O12])/[.H12])*[.H12]" office:value-type="float" office:value="0">
            <text:p>0</text:p>
          </table:table-cell>
          <table:table-cell table:formula="of:=[.P12]*[.E12]" office:value-type="currency" office:currency="AUD" office:value="0">
            <text:p>$0.00</text:p>
          </table:table-cell>
          <table:table-cell table:formula="of:=IF([.D12]=&quot;RS&quot;;IF([.P12]&gt;0;CONCATENATE([.C12];&quot;, &quot;;[.P12]);&quot; &quot;);&quot; &quot;)" office:value-type="string" office:string-value=" ">
            <text:p><text:s/></text:p>
          </table:table-cell>
          <table:table-cell table:formula="of:=IF([.D12]=&quot;Altronics&quot;;IF([.P12]&gt;0;CONCATENATE([.C12];&quot; x &quot;;[.P12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2R2</text:p>
          </table:table-cell>
          <table:table-cell office:value-type="string">
            <text:p>R0415</text:p>
          </table:table-cell>
          <table:table-cell office:value-type="string">
            <text:p>Altronics</text:p>
          </table:table-cell>
          <table:table-cell office:value-type="currency" office:currency="AUD" office:value="1">
            <text:p>$1.00</text:p>
          </table:table-cell>
          <table:table-cell office:value-type="float" office:value="2">
            <text:p>2</text:p>
          </table:table-cell>
          <table:table-cell table:formula="of:=[.E13]*[.F13]" office:value-type="currency" office:currency="AUD" office:value="2">
            <text:p>$2.00</text:p>
          </table:table-cell>
          <table:table-cell office:value-type="float" office:value="2">
            <text:p>2</text:p>
          </table:table-cell>
          <table:table-cell table:formula="of:=[.H13]/[.F13]" office:value-type="float" office:value="1">
            <text:p>1</text:p>
          </table:table-cell>
          <table:table-cell table:formula="of:=ROUNDUP(([.F13]*[.$B$55])/[.H13];0)" office:value-type="float" office:value="20">
            <text:p>20</text:p>
          </table:table-cell>
          <table:table-cell table:formula="of:=([.J13]*[.H13])*[.E13]" office:value-type="currency" office:currency="AUD" office:value="40">
            <text:p>$40.00</text:p>
          </table:table-cell>
          <table:table-cell table:formula="of:=[.K13]/[.$B$55]" office:value-type="currency" office:currency="AUD" office:value="2">
            <text:p>$2.00</text:p>
          </table:table-cell>
          <table:table-cell table:formula="of:=([.J13]*[.H13])-([.F13]*[.$B$55])" office:value-type="float" office:value="0">
            <text:p>0</text:p>
          </table:table-cell>
          <table:table-cell table:formula="of:=[.M13]*[.E13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13]*[.$B$55])-[.O13]) &lt; 0;0;([.F13]*[.$B$55])-[.O13])/[.H13])*[.H13]" office:value-type="float" office:value="40">
            <text:p>40</text:p>
          </table:table-cell>
          <table:table-cell table:formula="of:=[.P13]*[.E13]" office:value-type="currency" office:currency="AUD" office:value="40">
            <text:p>$40.00</text:p>
          </table:table-cell>
          <table:table-cell table:formula="of:=IF([.D13]=&quot;RS&quot;;IF([.P13]&gt;0;CONCATENATE([.C13];&quot;, &quot;;[.P13]);&quot; &quot;);&quot; &quot;)" office:value-type="string" office:string-value=" ">
            <text:p><text:s/></text:p>
          </table:table-cell>
          <table:table-cell table:formula="of:=IF([.D13]=&quot;Altronics&quot;;IF([.P13]&gt;0;CONCATENATE([.C13];&quot; x &quot;;[.P13]);&quot; &quot;);&quot; &quot;)" office:value-type="string" office:string-value="R0415 x 40">
            <text:p>R0415 x 40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Capacitors</text:p>
          </table:table-cell>
          <table:table-cell table:style-name="ce7" table:number-columns-repeated="3"/>
          <table:table-cell table:style-name="ce12"/>
          <table:table-cell table:style-name="ce7" table:number-columns-repeated="1019"/>
        </table:table-row>
        <table:table-row table:style-name="ro3">
          <table:table-cell/>
          <table:table-cell office:value-type="string">
            <text:p>4700uF</text:p>
          </table:table-cell>
          <table:table-cell office:value-type="string">
            <text:p>224-4230P</text:p>
          </table:table-cell>
          <table:table-cell office:value-type="string">
            <text:p>RS</text:p>
          </table:table-cell>
          <table:table-cell office:value-type="currency" office:currency="AUD" office:value="1.94">
            <text:p>$1.94</text:p>
          </table:table-cell>
          <table:table-cell office:value-type="float" office:value="1">
            <text:p>1</text:p>
          </table:table-cell>
          <table:table-cell table:formula="of:=[.E15]*[.F15]" office:value-type="currency" office:currency="AUD" office:value="1.94">
            <text:p>$1.94</text:p>
          </table:table-cell>
          <table:table-cell office:value-type="float" office:value="50">
            <text:p>50</text:p>
          </table:table-cell>
          <table:table-cell table:formula="of:=[.H15]/[.F15]" office:value-type="float" office:value="50">
            <text:p>50</text:p>
          </table:table-cell>
          <table:table-cell table:formula="of:=ROUNDUP(([.F15]*[.$B$55])/[.H15];0)" office:value-type="float" office:value="1">
            <text:p>1</text:p>
          </table:table-cell>
          <table:table-cell table:formula="of:=([.J15]*[.H15])*[.E15]" office:value-type="currency" office:currency="AUD" office:value="97">
            <text:p>$97.00</text:p>
          </table:table-cell>
          <table:table-cell table:formula="of:=[.K15]/[.$B$55]" office:value-type="currency" office:currency="AUD" office:value="4.85">
            <text:p>$4.85</text:p>
          </table:table-cell>
          <table:table-cell table:formula="of:=([.J15]*[.H15])-([.F15]*[.$B$55])" office:value-type="float" office:value="30">
            <text:p>30</text:p>
          </table:table-cell>
          <table:table-cell table:formula="of:=[.M15]*[.E15]" office:value-type="currency" office:currency="AUD" office:value="58.2">
            <text:p>$58.20</text:p>
          </table:table-cell>
          <table:table-cell office:value-type="float" office:value="0">
            <text:p>0</text:p>
          </table:table-cell>
          <table:table-cell table:formula="of:=ROUNDUP(IF((([.F15]*[.$B$55])-[.O15]) &lt; 0;0;([.F15]*[.$B$55])-[.O15])/[.H15])*[.H15]" office:value-type="float" office:value="50">
            <text:p>50</text:p>
          </table:table-cell>
          <table:table-cell table:formula="of:=[.P15]*[.E15]" office:value-type="currency" office:currency="AUD" office:value="97">
            <text:p>$97.00</text:p>
          </table:table-cell>
          <table:table-cell table:formula="of:=IF([.D15]=&quot;RS&quot;;IF([.P15]&gt;0;CONCATENATE([.C15];&quot;, &quot;;[.P15]);&quot; &quot;);&quot; &quot;)" office:value-type="string" office:string-value="224-4230P, 50">
            <text:p>224-4230P, 50</text:p>
          </table:table-cell>
          <table:table-cell table:formula="of:=IF([.D15]=&quot;Altronics&quot;;IF([.P15]&gt;0;CONCATENATE([.C15];&quot; x &quot;;[.P15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Zener Diodes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15v</text:p>
          </table:table-cell>
          <table:table-cell office:value-type="string">
            <text:p>699-7792P</text:p>
          </table:table-cell>
          <table:table-cell office:value-type="string">
            <text:p>RS</text:p>
          </table:table-cell>
          <table:table-cell office:value-type="currency" office:currency="AUD" office:value="0.05">
            <text:p>$0.05</text:p>
          </table:table-cell>
          <table:table-cell office:value-type="float" office:value="1">
            <text:p>1</text:p>
          </table:table-cell>
          <table:table-cell table:formula="of:=[.E17]*[.F17]" office:value-type="currency" office:currency="AUD" office:value="0.05">
            <text:p>$0.05</text:p>
          </table:table-cell>
          <table:table-cell office:value-type="float" office:value="250">
            <text:p>250</text:p>
          </table:table-cell>
          <table:table-cell table:formula="of:=[.H17]/[.F17]" office:value-type="float" office:value="250">
            <text:p>250</text:p>
          </table:table-cell>
          <table:table-cell table:formula="of:=ROUNDUP(([.F17]*[.$B$55])/[.H17];0)" office:value-type="float" office:value="1">
            <text:p>1</text:p>
          </table:table-cell>
          <table:table-cell table:formula="of:=([.J17]*[.H17])*[.E17]" office:value-type="currency" office:currency="AUD" office:value="12.5">
            <text:p>$12.50</text:p>
          </table:table-cell>
          <table:table-cell table:formula="of:=[.K17]/[.$B$55]" office:value-type="currency" office:currency="AUD" office:value="0.625">
            <text:p>$0.63</text:p>
          </table:table-cell>
          <table:table-cell table:formula="of:=([.J17]*[.H17])-([.F17]*[.$B$55])" office:value-type="float" office:value="230">
            <text:p>230</text:p>
          </table:table-cell>
          <table:table-cell table:formula="of:=[.M17]*[.E17]" office:value-type="currency" office:currency="AUD" office:value="11.5">
            <text:p>$11.50</text:p>
          </table:table-cell>
          <table:table-cell office:value-type="float" office:value="0">
            <text:p>0</text:p>
          </table:table-cell>
          <table:table-cell table:formula="of:=ROUNDUP(IF((([.F17]*[.$B$55])-[.O17]) &lt; 0;0;([.F17]*[.$B$55])-[.O17])/[.H17])*[.H17]" office:value-type="float" office:value="250">
            <text:p>250</text:p>
          </table:table-cell>
          <table:table-cell table:formula="of:=[.P17]*[.E17]" office:value-type="currency" office:currency="AUD" office:value="12.5">
            <text:p>$12.50</text:p>
          </table:table-cell>
          <table:table-cell table:formula="of:=IF([.D17]=&quot;RS&quot;;IF([.P17]&gt;0;CONCATENATE([.C17];&quot;, &quot;;[.P17]);&quot; &quot;);&quot; &quot;)" office:value-type="string" office:string-value="699-7792P, 250">
            <text:p>699-7792P, 250</text:p>
          </table:table-cell>
          <table:table-cell table:formula="of:=IF([.D17]=&quot;Altronics&quot;;IF([.P17]&gt;0;CONCATENATE([.C17];&quot; x &quot;;[.P17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75v</text:p>
          </table:table-cell>
          <table:table-cell office:value-type="string">
            <text:p>625-6495</text:p>
          </table:table-cell>
          <table:table-cell office:value-type="string">
            <text:p>RS</text:p>
          </table:table-cell>
          <table:table-cell office:value-type="currency" office:currency="AUD" office:value="0.45">
            <text:p>$0.45</text:p>
          </table:table-cell>
          <table:table-cell office:value-type="float" office:value="5">
            <text:p>5</text:p>
          </table:table-cell>
          <table:table-cell table:formula="of:=[.E18]*[.F18]" office:value-type="currency" office:currency="AUD" office:value="2.25">
            <text:p>$2.25</text:p>
          </table:table-cell>
          <table:table-cell office:value-type="float" office:value="5">
            <text:p>5</text:p>
          </table:table-cell>
          <table:table-cell table:formula="of:=[.H18]/[.F18]" office:value-type="float" office:value="1">
            <text:p>1</text:p>
          </table:table-cell>
          <table:table-cell table:formula="of:=ROUNDUP(([.F18]*[.$B$55])/[.H18];0)" office:value-type="float" office:value="20">
            <text:p>20</text:p>
          </table:table-cell>
          <table:table-cell table:formula="of:=([.J18]*[.H18])*[.E18]" office:value-type="currency" office:currency="AUD" office:value="45">
            <text:p>$45.00</text:p>
          </table:table-cell>
          <table:table-cell table:formula="of:=[.K18]/[.$B$55]" office:value-type="currency" office:currency="AUD" office:value="2.25">
            <text:p>$2.25</text:p>
          </table:table-cell>
          <table:table-cell table:formula="of:=([.J18]*[.H18])-([.F18]*[.$B$55])" office:value-type="float" office:value="0">
            <text:p>0</text:p>
          </table:table-cell>
          <table:table-cell table:formula="of:=[.M18]*[.E18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18]*[.$B$55])-[.O18]) &lt; 0;0;([.F18]*[.$B$55])-[.O18])/[.H18])*[.H18]" office:value-type="float" office:value="100">
            <text:p>100</text:p>
          </table:table-cell>
          <table:table-cell table:formula="of:=[.P18]*[.E18]" office:value-type="currency" office:currency="AUD" office:value="45">
            <text:p>$45.00</text:p>
          </table:table-cell>
          <table:table-cell table:formula="of:=IF([.D18]=&quot;RS&quot;;IF([.P18]&gt;0;CONCATENATE([.C18];&quot;, &quot;;[.P18]);&quot; &quot;);&quot; &quot;)" office:value-type="string" office:string-value="625-6495, 100">
            <text:p>625-6495, 100</text:p>
          </table:table-cell>
          <table:table-cell table:formula="of:=IF([.D18]=&quot;Altronics&quot;;IF([.P18]&gt;0;CONCATENATE([.C18];&quot; x &quot;;[.P18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IC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Opto-Isolator</text:p>
          </table:table-cell>
          <table:table-cell office:value-type="string">
            <text:p>699-8155P</text:p>
          </table:table-cell>
          <table:table-cell office:value-type="string">
            <text:p>RS</text:p>
          </table:table-cell>
          <table:table-cell office:value-type="currency" office:currency="AUD" office:value="0.36">
            <text:p>$0.36</text:p>
          </table:table-cell>
          <table:table-cell office:value-type="float" office:value="1">
            <text:p>1</text:p>
          </table:table-cell>
          <table:table-cell table:formula="of:=[.E20]*[.F20]" office:value-type="currency" office:currency="AUD" office:value="0.36">
            <text:p>$0.36</text:p>
          </table:table-cell>
          <table:table-cell office:value-type="float" office:value="20">
            <text:p>20</text:p>
          </table:table-cell>
          <table:table-cell table:formula="of:=[.H20]/[.F20]" office:value-type="float" office:value="20">
            <text:p>20</text:p>
          </table:table-cell>
          <table:table-cell table:formula="of:=ROUNDUP(([.F20]*[.$B$55])/[.H20];0)" office:value-type="float" office:value="1">
            <text:p>1</text:p>
          </table:table-cell>
          <table:table-cell table:formula="of:=([.J20]*[.H20])*[.E20]" office:value-type="currency" office:currency="AUD" office:value="7.2">
            <text:p>$7.20</text:p>
          </table:table-cell>
          <table:table-cell table:formula="of:=[.K20]/[.$B$55]" office:value-type="currency" office:currency="AUD" office:value="0.36">
            <text:p>$0.36</text:p>
          </table:table-cell>
          <table:table-cell table:formula="of:=([.J20]*[.H20])-([.F20]*[.$B$55])" office:value-type="float" office:value="0">
            <text:p>0</text:p>
          </table:table-cell>
          <table:table-cell table:formula="of:=[.M20]*[.E20]" office:value-type="currency" office:currency="AUD" office:value="0">
            <text:p>$0.00</text:p>
          </table:table-cell>
          <table:table-cell office:value-type="float" office:value="20">
            <text:p>20</text:p>
          </table:table-cell>
          <table:table-cell table:formula="of:=ROUNDUP(IF((([.F20]*[.$B$55])-[.O20]) &lt; 0;0;([.F20]*[.$B$55])-[.O20])/[.H20])*[.H20]" office:value-type="float" office:value="0">
            <text:p>0</text:p>
          </table:table-cell>
          <table:table-cell table:formula="of:=[.P20]*[.E20]" office:value-type="currency" office:currency="AUD" office:value="0">
            <text:p>$0.00</text:p>
          </table:table-cell>
          <table:table-cell table:formula="of:=IF([.D20]=&quot;RS&quot;;IF([.P20]&gt;0;CONCATENATE([.C20];&quot;, &quot;;[.P20]);&quot; &quot;);&quot; &quot;)" office:value-type="string" office:string-value=" ">
            <text:p><text:s/></text:p>
          </table:table-cell>
          <table:table-cell table:formula="of:=IF([.D20]=&quot;Altronics&quot;;IF([.P20]&gt;0;CONCATENATE([.C20];&quot; x &quot;;[.P20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Misc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Fuse Clips</text:p>
          </table:table-cell>
          <table:table-cell office:value-type="string">
            <text:p>484-8272</text:p>
          </table:table-cell>
          <table:table-cell office:value-type="string">
            <text:p>RS</text:p>
          </table:table-cell>
          <table:table-cell office:value-type="currency" office:currency="AUD" office:value="0.13">
            <text:p>$0.13</text:p>
          </table:table-cell>
          <table:table-cell office:value-type="float" office:value="2">
            <text:p>2</text:p>
          </table:table-cell>
          <table:table-cell table:formula="of:=[.E22]*[.F22]" office:value-type="currency" office:currency="AUD" office:value="0.26">
            <text:p>$0.26</text:p>
          </table:table-cell>
          <table:table-cell office:value-type="float" office:value="20">
            <text:p>20</text:p>
          </table:table-cell>
          <table:table-cell table:formula="of:=[.H22]/[.F22]" office:value-type="float" office:value="10">
            <text:p>10</text:p>
          </table:table-cell>
          <table:table-cell table:formula="of:=ROUNDUP(([.F22]*[.$B$55])/[.H22];0)" office:value-type="float" office:value="2">
            <text:p>2</text:p>
          </table:table-cell>
          <table:table-cell table:formula="of:=([.J22]*[.H22])*[.E22]" office:value-type="currency" office:currency="AUD" office:value="5.2">
            <text:p>$5.20</text:p>
          </table:table-cell>
          <table:table-cell table:formula="of:=[.K22]/[.$B$55]" office:value-type="currency" office:currency="AUD" office:value="0.26">
            <text:p>$0.26</text:p>
          </table:table-cell>
          <table:table-cell table:formula="of:=([.J22]*[.H22])-([.F22]*[.$B$55])" office:value-type="float" office:value="0">
            <text:p>0</text:p>
          </table:table-cell>
          <table:table-cell table:formula="of:=[.M22]*[.E22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2]*[.$B$55])-[.O22]) &lt; 0;0;([.F22]*[.$B$55])-[.O22])/[.H22])*[.H22]" office:value-type="float" office:value="40">
            <text:p>40</text:p>
          </table:table-cell>
          <table:table-cell table:formula="of:=[.P22]*[.E22]" office:value-type="currency" office:currency="AUD" office:value="5.2">
            <text:p>$5.20</text:p>
          </table:table-cell>
          <table:table-cell table:formula="of:=IF([.D22]=&quot;RS&quot;;IF([.P22]&gt;0;CONCATENATE([.C22];&quot;, &quot;;[.P22]);&quot; &quot;);&quot; &quot;)" office:value-type="string" office:string-value="484-8272, 40">
            <text:p>484-8272, 40</text:p>
          </table:table-cell>
          <table:table-cell table:formula="of:=IF([.D22]=&quot;Altronics&quot;;IF([.P22]&gt;0;CONCATENATE([.C22];&quot; x &quot;;[.P22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Fuse 10A</text:p>
          </table:table-cell>
          <table:table-cell office:value-type="string">
            <text:p>563-643</text:p>
          </table:table-cell>
          <table:table-cell office:value-type="string">
            <text:p>RS</text:p>
          </table:table-cell>
          <table:table-cell office:value-type="currency" office:currency="AUD" office:value="0.2">
            <text:p>$0.20</text:p>
          </table:table-cell>
          <table:table-cell office:value-type="float" office:value="1">
            <text:p>1</text:p>
          </table:table-cell>
          <table:table-cell table:formula="of:=[.E23]*[.F23]" office:value-type="currency" office:currency="AUD" office:value="0.2">
            <text:p>$0.20</text:p>
          </table:table-cell>
          <table:table-cell office:value-type="float" office:value="10">
            <text:p>10</text:p>
          </table:table-cell>
          <table:table-cell table:formula="of:=[.H23]/[.F23]" office:value-type="float" office:value="10">
            <text:p>10</text:p>
          </table:table-cell>
          <table:table-cell table:formula="of:=ROUNDUP(([.F23]*[.$B$55])/[.H23];0)" office:value-type="float" office:value="2">
            <text:p>2</text:p>
          </table:table-cell>
          <table:table-cell table:formula="of:=([.J23]*[.H23])*[.E23]" office:value-type="currency" office:currency="AUD" office:value="4">
            <text:p>$4.00</text:p>
          </table:table-cell>
          <table:table-cell table:formula="of:=[.K23]/[.$B$55]" office:value-type="currency" office:currency="AUD" office:value="0.2">
            <text:p>$0.20</text:p>
          </table:table-cell>
          <table:table-cell table:formula="of:=([.J23]*[.H23])-([.F23]*[.$B$55])" office:value-type="float" office:value="0">
            <text:p>0</text:p>
          </table:table-cell>
          <table:table-cell table:formula="of:=[.M23]*[.E23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3]*[.$B$55])-[.O23]) &lt; 0;0;([.F23]*[.$B$55])-[.O23])/[.H23])*[.H23]" office:value-type="float" office:value="20">
            <text:p>20</text:p>
          </table:table-cell>
          <table:table-cell table:formula="of:=[.P23]*[.E23]" office:value-type="currency" office:currency="AUD" office:value="4">
            <text:p>$4.00</text:p>
          </table:table-cell>
          <table:table-cell table:formula="of:=IF([.D23]=&quot;RS&quot;;IF([.P23]&gt;0;CONCATENATE([.C23];&quot;, &quot;;[.P23]);&quot; &quot;);&quot; &quot;)" office:value-type="string" office:string-value="563-643, 20">
            <text:p>563-643, 20</text:p>
          </table:table-cell>
          <table:table-cell table:formula="of:=IF([.D23]=&quot;Altronics&quot;;IF([.P23]&gt;0;CONCATENATE([.C23];&quot; x &quot;;[.P23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Shunt</text:p>
          </table:table-cell>
          <table:table-cell office:value-type="string">
            <text:p>670-5013</text:p>
          </table:table-cell>
          <table:table-cell office:value-type="string">
            <text:p>RS</text:p>
          </table:table-cell>
          <table:table-cell office:value-type="currency" office:currency="AUD" office:value="0.16">
            <text:p>$0.16</text:p>
          </table:table-cell>
          <table:table-cell office:value-type="float" office:value="1">
            <text:p>1</text:p>
          </table:table-cell>
          <table:table-cell table:formula="of:=[.E24]*[.F24]" office:value-type="currency" office:currency="AUD" office:value="0.16">
            <text:p>$0.16</text:p>
          </table:table-cell>
          <table:table-cell office:value-type="float" office:value="100">
            <text:p>100</text:p>
          </table:table-cell>
          <table:table-cell table:formula="of:=[.H24]/[.F24]" office:value-type="float" office:value="100">
            <text:p>100</text:p>
          </table:table-cell>
          <table:table-cell table:formula="of:=ROUNDUP(([.F24]*[.$B$55])/[.H24];0)" office:value-type="float" office:value="1">
            <text:p>1</text:p>
          </table:table-cell>
          <table:table-cell table:formula="of:=([.J24]*[.H24])*[.E24]" office:value-type="currency" office:currency="AUD" office:value="16">
            <text:p>$16.00</text:p>
          </table:table-cell>
          <table:table-cell table:formula="of:=[.K24]/[.$B$55]" office:value-type="currency" office:currency="AUD" office:value="0.8">
            <text:p>$0.80</text:p>
          </table:table-cell>
          <table:table-cell table:formula="of:=([.J24]*[.H24])-([.F24]*[.$B$55])" office:value-type="float" office:value="80">
            <text:p>80</text:p>
          </table:table-cell>
          <table:table-cell table:formula="of:=[.M24]*[.E24]" office:value-type="currency" office:currency="AUD" office:value="12.8">
            <text:p>$12.80</text:p>
          </table:table-cell>
          <table:table-cell office:value-type="float" office:value="0">
            <text:p>0</text:p>
          </table:table-cell>
          <table:table-cell table:formula="of:=ROUNDUP(IF((([.F24]*[.$B$55])-[.O24]) &lt; 0;0;([.F24]*[.$B$55])-[.O24])/[.H24])*[.H24]" office:value-type="float" office:value="100">
            <text:p>100</text:p>
          </table:table-cell>
          <table:table-cell table:formula="of:=[.P24]*[.E24]" office:value-type="currency" office:currency="AUD" office:value="16">
            <text:p>$16.00</text:p>
          </table:table-cell>
          <table:table-cell table:formula="of:=IF([.D24]=&quot;RS&quot;;IF([.P24]&gt;0;CONCATENATE([.C24];&quot;, &quot;;[.P24]);&quot; &quot;);&quot; &quot;)" office:value-type="string" office:string-value="670-5013, 100">
            <text:p>670-5013, 100</text:p>
          </table:table-cell>
          <table:table-cell table:formula="of:=IF([.D24]=&quot;Altronics&quot;;IF([.P24]&gt;0;CONCATENATE([.C24];&quot; x &quot;;[.P24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2x1 Pin Header</text:p>
          </table:table-cell>
          <table:table-cell office:value-type="string">
            <text:p>670-5029P</text:p>
          </table:table-cell>
          <table:table-cell office:value-type="string">
            <text:p>RS</text:p>
          </table:table-cell>
          <table:table-cell office:value-type="currency" office:currency="AUD" office:value="0.11">
            <text:p>$0.11</text:p>
          </table:table-cell>
          <table:table-cell office:value-type="float" office:value="2">
            <text:p>2</text:p>
          </table:table-cell>
          <table:table-cell table:formula="of:=[.E25]*[.F25]" office:value-type="currency" office:currency="AUD" office:value="0.22">
            <text:p>$0.22</text:p>
          </table:table-cell>
          <table:table-cell office:value-type="float" office:value="5">
            <text:p>5</text:p>
          </table:table-cell>
          <table:table-cell table:formula="of:=[.H25]/[.F25]" office:value-type="float" office:value="2.5">
            <text:p>2.5</text:p>
          </table:table-cell>
          <table:table-cell table:formula="of:=ROUNDUP(([.F25]*[.$B$55])/[.H25];0)" office:value-type="float" office:value="8">
            <text:p>8</text:p>
          </table:table-cell>
          <table:table-cell table:formula="of:=([.J25]*[.H25])*[.E25]" office:value-type="currency" office:currency="AUD" office:value="4.4">
            <text:p>$4.40</text:p>
          </table:table-cell>
          <table:table-cell table:formula="of:=[.K25]/[.$B$55]" office:value-type="currency" office:currency="AUD" office:value="0.22">
            <text:p>$0.22</text:p>
          </table:table-cell>
          <table:table-cell table:formula="of:=([.J25]*[.H25])-([.F25]*[.$B$55])" office:value-type="float" office:value="0">
            <text:p>0</text:p>
          </table:table-cell>
          <table:table-cell table:formula="of:=[.M25]*[.E25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5]*[.$B$55])-[.O25]) &lt; 0;0;([.F25]*[.$B$55])-[.O25])/[.H25])*[.H25]" office:value-type="float" office:value="40">
            <text:p>40</text:p>
          </table:table-cell>
          <table:table-cell table:formula="of:=[.P25]*[.E25]" office:value-type="currency" office:currency="AUD" office:value="4.4">
            <text:p>$4.40</text:p>
          </table:table-cell>
          <table:table-cell table:formula="of:=IF([.D25]=&quot;RS&quot;;IF([.P25]&gt;0;CONCATENATE([.C25];&quot;, &quot;;[.P25]);&quot; &quot;);&quot; &quot;)" office:value-type="string" office:string-value="670-5029P, 40">
            <text:p>670-5029P, 40</text:p>
          </table:table-cell>
          <table:table-cell table:formula="of:=IF([.D25]=&quot;Altronics&quot;;IF([.P25]&gt;0;CONCATENATE([.C25];&quot; x &quot;;[.P25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LED Power (Red)</text:p>
          </table:table-cell>
          <table:table-cell office:value-type="string">
            <text:p>654-2819</text:p>
          </table:table-cell>
          <table:table-cell office:value-type="string">
            <text:p>RS</text:p>
          </table:table-cell>
          <table:table-cell office:value-type="currency" office:currency="AUD" office:value="0.21">
            <text:p>$0.21</text:p>
          </table:table-cell>
          <table:table-cell office:value-type="float" office:value="1">
            <text:p>1</text:p>
          </table:table-cell>
          <table:table-cell table:formula="of:=[.E26]*[.F26]" office:value-type="currency" office:currency="AUD" office:value="0.21">
            <text:p>$0.21</text:p>
          </table:table-cell>
          <table:table-cell office:value-type="float" office:value="50">
            <text:p>50</text:p>
          </table:table-cell>
          <table:table-cell table:formula="of:=[.H26]/[.F26]" office:value-type="float" office:value="50">
            <text:p>50</text:p>
          </table:table-cell>
          <table:table-cell table:formula="of:=ROUNDUP(([.F26]*[.$B$55])/[.H26];0)" office:value-type="float" office:value="1">
            <text:p>1</text:p>
          </table:table-cell>
          <table:table-cell table:formula="of:=([.J26]*[.H26])*[.E26]" office:value-type="currency" office:currency="AUD" office:value="10.5">
            <text:p>$10.50</text:p>
          </table:table-cell>
          <table:table-cell table:formula="of:=[.K26]/[.$B$55]" office:value-type="currency" office:currency="AUD" office:value="0.525">
            <text:p>$0.53</text:p>
          </table:table-cell>
          <table:table-cell table:formula="of:=([.J26]*[.H26])-([.F26]*[.$B$55])" office:value-type="float" office:value="30">
            <text:p>30</text:p>
          </table:table-cell>
          <table:table-cell table:formula="of:=[.M26]*[.E26]" office:value-type="currency" office:currency="AUD" office:value="6.3">
            <text:p>$6.30</text:p>
          </table:table-cell>
          <table:table-cell office:value-type="float" office:value="0">
            <text:p>0</text:p>
          </table:table-cell>
          <table:table-cell table:formula="of:=ROUNDUP(IF((([.F26]*[.$B$55])-[.O26]) &lt; 0;0;([.F26]*[.$B$55])-[.O26])/[.H26])*[.H26]" office:value-type="float" office:value="50">
            <text:p>50</text:p>
          </table:table-cell>
          <table:table-cell table:formula="of:=[.P26]*[.E26]" office:value-type="currency" office:currency="AUD" office:value="10.5">
            <text:p>$10.50</text:p>
          </table:table-cell>
          <table:table-cell table:formula="of:=IF([.D26]=&quot;RS&quot;;IF([.P26]&gt;0;CONCATENATE([.C26];&quot;, &quot;;[.P26]);&quot; &quot;);&quot; &quot;)" office:value-type="string" office:string-value="654-2819, 50">
            <text:p>654-2819, 50</text:p>
          </table:table-cell>
          <table:table-cell table:formula="of:=IF([.D26]=&quot;Altronics&quot;;IF([.P26]&gt;0;CONCATENATE([.C26];&quot; x &quot;;[.P26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LED Signal (Blue)</text:p>
          </table:table-cell>
          <table:table-cell office:value-type="string">
            <text:p>654-2601</text:p>
          </table:table-cell>
          <table:table-cell office:value-type="string">
            <text:p>RS</text:p>
          </table:table-cell>
          <table:table-cell office:value-type="currency" office:currency="AUD" office:value="0.75">
            <text:p>$0.75</text:p>
          </table:table-cell>
          <table:table-cell office:value-type="float" office:value="1">
            <text:p>1</text:p>
          </table:table-cell>
          <table:table-cell table:formula="of:=[.E27]*[.F27]" office:value-type="currency" office:currency="AUD" office:value="0.75">
            <text:p>$0.75</text:p>
          </table:table-cell>
          <table:table-cell office:value-type="float" office:value="10">
            <text:p>10</text:p>
          </table:table-cell>
          <table:table-cell table:formula="of:=[.H27]/[.F27]" office:value-type="float" office:value="10">
            <text:p>10</text:p>
          </table:table-cell>
          <table:table-cell table:formula="of:=ROUNDUP(([.F27]*[.$B$55])/[.H27];0)" office:value-type="float" office:value="2">
            <text:p>2</text:p>
          </table:table-cell>
          <table:table-cell table:formula="of:=([.J27]*[.H27])*[.E27]" office:value-type="currency" office:currency="AUD" office:value="15">
            <text:p>$15.00</text:p>
          </table:table-cell>
          <table:table-cell table:formula="of:=[.K27]/[.$B$55]" office:value-type="currency" office:currency="AUD" office:value="0.75">
            <text:p>$0.75</text:p>
          </table:table-cell>
          <table:table-cell table:formula="of:=([.J27]*[.H27])-([.F27]*[.$B$55])" office:value-type="float" office:value="0">
            <text:p>0</text:p>
          </table:table-cell>
          <table:table-cell table:formula="of:=[.M27]*[.E27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27]*[.$B$55])-[.O27]) &lt; 0;0;([.F27]*[.$B$55])-[.O27])/[.H27])*[.H27]" office:value-type="float" office:value="20">
            <text:p>20</text:p>
          </table:table-cell>
          <table:table-cell table:formula="of:=[.P27]*[.E27]" office:value-type="currency" office:currency="AUD" office:value="15">
            <text:p>$15.00</text:p>
          </table:table-cell>
          <table:table-cell table:formula="of:=IF([.D27]=&quot;RS&quot;;IF([.P27]&gt;0;CONCATENATE([.C27];&quot;, &quot;;[.P27]);&quot; &quot;);&quot; &quot;)" office:value-type="string" office:string-value="654-2601, 20">
            <text:p>654-2601, 20</text:p>
          </table:table-cell>
          <table:table-cell table:formula="of:=IF([.D27]=&quot;Altronics&quot;;IF([.P27]&gt;0;CONCATENATE([.C27];&quot; x &quot;;[.P27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2">
          <table:table-cell table:style-name="ce4" office:value-type="string" table:number-columns-spanned="2" table:number-rows-spanned="1">
            <text:p>Internal Oscillator</text:p>
          </table:table-cell>
          <table:covered-table-cell table:style-name="ce8"/>
          <table:table-cell table:style-name="ce8" table:number-columns-repeated="1022"/>
        </table:table-row>
        <table:table-row table:style-name="ro3">
          <table:table-cell table:style-name="ce3" office:value-type="string">
            <text:p>Capacitors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1uF</text:p>
          </table:table-cell>
          <table:table-cell office:value-type="string">
            <text:p>440-6531P</text:p>
          </table:table-cell>
          <table:table-cell office:value-type="string">
            <text:p>RS</text:p>
          </table:table-cell>
          <table:table-cell office:value-type="currency" office:currency="AUD" office:value="0.08">
            <text:p>$0.08</text:p>
          </table:table-cell>
          <table:table-cell office:value-type="float" office:value="1">
            <text:p>1</text:p>
          </table:table-cell>
          <table:table-cell table:formula="of:=[.E30]*[.F30]" office:value-type="currency" office:currency="AUD" office:value="0.08">
            <text:p>$0.08</text:p>
          </table:table-cell>
          <table:table-cell office:value-type="float" office:value="50">
            <text:p>50</text:p>
          </table:table-cell>
          <table:table-cell table:formula="of:=[.H30]/[.F30]" office:value-type="float" office:value="50">
            <text:p>50</text:p>
          </table:table-cell>
          <table:table-cell table:formula="of:=ROUNDUP(([.F30]*[.$B$55])/[.H30];0)" office:value-type="float" office:value="1">
            <text:p>1</text:p>
          </table:table-cell>
          <table:table-cell table:formula="of:=([.J30]*[.H30])*[.E30]" office:value-type="currency" office:currency="AUD" office:value="4">
            <text:p>$4.00</text:p>
          </table:table-cell>
          <table:table-cell table:formula="of:=[.K30]/[.$B$55]" office:value-type="currency" office:currency="AUD" office:value="0.2">
            <text:p>$0.20</text:p>
          </table:table-cell>
          <table:table-cell table:formula="of:=([.J30]*[.H30])-([.F30]*[.$B$55])" office:value-type="float" office:value="30">
            <text:p>30</text:p>
          </table:table-cell>
          <table:table-cell table:formula="of:=[.M30]*[.E30]" office:value-type="currency" office:currency="AUD" office:value="2.4">
            <text:p>$2.40</text:p>
          </table:table-cell>
          <table:table-cell office:value-type="float" office:value="0">
            <text:p>0</text:p>
          </table:table-cell>
          <table:table-cell table:formula="of:=ROUNDUP(IF((([.F30]*[.$B$55])-[.O30]) &lt; 0;0;([.F30]*[.$B$55])-[.O30])/[.H30])*[.H30]" office:value-type="float" office:value="50">
            <text:p>50</text:p>
          </table:table-cell>
          <table:table-cell table:formula="of:=[.P30]*[.E30]" office:value-type="currency" office:currency="AUD" office:value="4">
            <text:p>$4.00</text:p>
          </table:table-cell>
          <table:table-cell table:formula="of:=IF([.D30]=&quot;RS&quot;;IF([.P30]&gt;0;CONCATENATE([.C30];&quot;, &quot;;[.P30]);&quot; &quot;);&quot; &quot;)" office:value-type="string" office:string-value="440-6531P, 50">
            <text:p>440-6531P, 50</text:p>
          </table:table-cell>
          <table:table-cell table:formula="of:=IF([.D30]=&quot;Altronics&quot;;IF([.P30]&gt;0;CONCATENATE([.C30];&quot; x &quot;;[.P30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10nF</text:p>
          </table:table-cell>
          <table:table-cell office:value-type="string">
            <text:p>312-1431P</text:p>
          </table:table-cell>
          <table:table-cell office:value-type="string">
            <text:p>RS</text:p>
          </table:table-cell>
          <table:table-cell office:value-type="currency" office:currency="AUD" office:value="0.08">
            <text:p>$0.08</text:p>
          </table:table-cell>
          <table:table-cell office:value-type="float" office:value="1">
            <text:p>1</text:p>
          </table:table-cell>
          <table:table-cell table:formula="of:=[.E31]*[.F31]" office:value-type="currency" office:currency="AUD" office:value="0.08">
            <text:p>$0.08</text:p>
          </table:table-cell>
          <table:table-cell office:value-type="float" office:value="10">
            <text:p>10</text:p>
          </table:table-cell>
          <table:table-cell table:formula="of:=[.H31]/[.F31]" office:value-type="float" office:value="10">
            <text:p>10</text:p>
          </table:table-cell>
          <table:table-cell table:formula="of:=ROUNDUP(([.F31]*[.$B$55])/[.H31];0)" office:value-type="float" office:value="2">
            <text:p>2</text:p>
          </table:table-cell>
          <table:table-cell table:formula="of:=([.J31]*[.H31])*[.E31]" office:value-type="currency" office:currency="AUD" office:value="1.6">
            <text:p>$1.60</text:p>
          </table:table-cell>
          <table:table-cell table:formula="of:=[.K31]/[.$B$55]" office:value-type="currency" office:currency="AUD" office:value="0.08">
            <text:p>$0.08</text:p>
          </table:table-cell>
          <table:table-cell table:formula="of:=([.J31]*[.H31])-([.F31]*[.$B$55])" office:value-type="float" office:value="0">
            <text:p>0</text:p>
          </table:table-cell>
          <table:table-cell table:formula="of:=[.M31]*[.E31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31]*[.$B$55])-[.O31]) &lt; 0;0;([.F31]*[.$B$55])-[.O31])/[.H31])*[.H31]" office:value-type="float" office:value="20">
            <text:p>20</text:p>
          </table:table-cell>
          <table:table-cell table:formula="of:=[.P31]*[.E31]" office:value-type="currency" office:currency="AUD" office:value="1.6">
            <text:p>$1.60</text:p>
          </table:table-cell>
          <table:table-cell table:formula="of:=IF([.D31]=&quot;RS&quot;;IF([.P31]&gt;0;CONCATENATE([.C31];&quot;, &quot;;[.P31]);&quot; &quot;);&quot; &quot;)" office:value-type="string" office:string-value="312-1431P, 20">
            <text:p>312-1431P, 20</text:p>
          </table:table-cell>
          <table:table-cell table:formula="of:=IF([.D31]=&quot;Altronics&quot;;IF([.P31]&gt;0;CONCATENATE([.C31];&quot; x &quot;;[.P31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Resistors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220R</text:p>
          </table:table-cell>
          <table:table-cell office:value-type="string">
            <text:p>148-348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33]*[.F33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33]/[.F33]" office:value-type="float" office:value="10">
            <text:p>10</text:p>
          </table:table-cell>
          <table:table-cell table:formula="of:=ROUNDUP(([.F33]*[.$B$55])/[.H33];0)" office:value-type="float" office:value="2">
            <text:p>2</text:p>
          </table:table-cell>
          <table:table-cell table:formula="of:=([.J33]*[.H33])*[.E33]" office:value-type="currency" office:currency="AUD" office:value="0.4">
            <text:p>$0.40</text:p>
          </table:table-cell>
          <table:table-cell table:formula="of:=[.K33]/[.$B$55]" office:value-type="currency" office:currency="AUD" office:value="0.02">
            <text:p>$0.02</text:p>
          </table:table-cell>
          <table:table-cell table:formula="of:=([.J33]*[.H33])-([.F33]*[.$B$55])" office:value-type="float" office:value="0">
            <text:p>0</text:p>
          </table:table-cell>
          <table:table-cell table:formula="of:=[.M33]*[.E33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33]*[.$B$55])-[.O33]) &lt; 0;0;([.F33]*[.$B$55])-[.O33])/[.H33])*[.H33]" office:value-type="float" office:value="20">
            <text:p>20</text:p>
          </table:table-cell>
          <table:table-cell table:formula="of:=[.P33]*[.E33]" office:value-type="currency" office:currency="AUD" office:value="0.4">
            <text:p>$0.40</text:p>
          </table:table-cell>
          <table:table-cell table:formula="of:=IF([.D33]=&quot;RS&quot;;IF([.P33]&gt;0;CONCATENATE([.C33];&quot;, &quot;;[.P33]);&quot; &quot;);&quot; &quot;)" office:value-type="string" office:string-value="148-348P, 20">
            <text:p>148-348P, 20</text:p>
          </table:table-cell>
          <table:table-cell table:formula="of:=IF([.D33]=&quot;Altronics&quot;;IF([.P33]&gt;0;CONCATENATE([.C33];&quot; x &quot;;[.P33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/>
          <table:table-cell office:value-type="string">
            <text:p>2K2</text:p>
          </table:table-cell>
          <table:table-cell office:value-type="string">
            <text:p>148-584P</text:p>
          </table:table-cell>
          <table:table-cell office:value-type="string">
            <text:p>RS</text:p>
          </table:table-cell>
          <table:table-cell office:value-type="currency" office:currency="AUD" office:value="0.02">
            <text:p>$0.02</text:p>
          </table:table-cell>
          <table:table-cell office:value-type="float" office:value="1">
            <text:p>1</text:p>
          </table:table-cell>
          <table:table-cell table:formula="of:=[.E34]*[.F34]" office:value-type="currency" office:currency="AUD" office:value="0.02">
            <text:p>$0.02</text:p>
          </table:table-cell>
          <table:table-cell office:value-type="float" office:value="10">
            <text:p>10</text:p>
          </table:table-cell>
          <table:table-cell table:formula="of:=[.H34]/[.F34]" office:value-type="float" office:value="10">
            <text:p>10</text:p>
          </table:table-cell>
          <table:table-cell table:formula="of:=ROUNDUP(([.F34]*[.$B$55])/[.H34];0)" office:value-type="float" office:value="2">
            <text:p>2</text:p>
          </table:table-cell>
          <table:table-cell table:formula="of:=([.J34]*[.H34])*[.E34]" office:value-type="currency" office:currency="AUD" office:value="0.4">
            <text:p>$0.40</text:p>
          </table:table-cell>
          <table:table-cell table:formula="of:=[.K34]/[.$B$55]" office:value-type="currency" office:currency="AUD" office:value="0.02">
            <text:p>$0.02</text:p>
          </table:table-cell>
          <table:table-cell table:formula="of:=([.J34]*[.H34])-([.F34]*[.$B$55])" office:value-type="float" office:value="0">
            <text:p>0</text:p>
          </table:table-cell>
          <table:table-cell table:formula="of:=[.M34]*[.E34]" office:value-type="currency" office:currency="AUD" office:value="0">
            <text:p>$0.00</text:p>
          </table:table-cell>
          <table:table-cell office:value-type="float" office:value="800">
            <text:p>800</text:p>
          </table:table-cell>
          <table:table-cell table:formula="of:=ROUNDUP(IF((([.F34]*[.$B$55])-[.O34]) &lt; 0;0;([.F34]*[.$B$55])-[.O34])/[.H34])*[.H34]" office:value-type="float" office:value="0">
            <text:p>0</text:p>
          </table:table-cell>
          <table:table-cell table:formula="of:=[.P34]*[.E34]" office:value-type="currency" office:currency="AUD" office:value="0">
            <text:p>$0.00</text:p>
          </table:table-cell>
          <table:table-cell table:formula="of:=IF([.D34]=&quot;RS&quot;;IF([.P34]&gt;0;CONCATENATE([.C34];&quot;, &quot;;[.P34]);&quot; &quot;);&quot; &quot;)" office:value-type="string" office:string-value=" ">
            <text:p><text:s/></text:p>
          </table:table-cell>
          <table:table-cell table:formula="of:=IF([.D34]=&quot;Altronics&quot;;IF([.P34]&gt;0;CONCATENATE([.C34];&quot; x &quot;;[.P34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Potentiometer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50K</text:p>
          </table:table-cell>
          <table:table-cell office:value-type="string">
            <text:p>522-1139P</text:p>
          </table:table-cell>
          <table:table-cell office:value-type="string">
            <text:p>RS</text:p>
          </table:table-cell>
          <table:table-cell office:value-type="currency" office:currency="AUD" office:value="1.74">
            <text:p>$1.74</text:p>
          </table:table-cell>
          <table:table-cell office:value-type="float" office:value="1">
            <text:p>1</text:p>
          </table:table-cell>
          <table:table-cell table:formula="of:=[.E36]*[.F36]" office:value-type="currency" office:currency="AUD" office:value="1.74">
            <text:p>$1.74</text:p>
          </table:table-cell>
          <table:table-cell office:value-type="float" office:value="10">
            <text:p>10</text:p>
          </table:table-cell>
          <table:table-cell table:formula="of:=[.H36]/[.F36]" office:value-type="float" office:value="10">
            <text:p>10</text:p>
          </table:table-cell>
          <table:table-cell table:formula="of:=ROUNDUP(([.F36]*[.$B$55])/[.H36];0)" office:value-type="float" office:value="2">
            <text:p>2</text:p>
          </table:table-cell>
          <table:table-cell table:formula="of:=([.J36]*[.H36])*[.E36]" office:value-type="currency" office:currency="AUD" office:value="34.8">
            <text:p>$34.80</text:p>
          </table:table-cell>
          <table:table-cell table:formula="of:=[.K36]/[.$B$55]" office:value-type="currency" office:currency="AUD" office:value="1.74">
            <text:p>$1.74</text:p>
          </table:table-cell>
          <table:table-cell table:formula="of:=([.J36]*[.H36])-([.F36]*[.$B$55])" office:value-type="float" office:value="0">
            <text:p>0</text:p>
          </table:table-cell>
          <table:table-cell table:formula="of:=[.M36]*[.E36]" office:value-type="currency" office:currency="AUD" office:value="0">
            <text:p>$0.00</text:p>
          </table:table-cell>
          <table:table-cell office:value-type="float" office:value="0">
            <text:p>0</text:p>
          </table:table-cell>
          <table:table-cell table:formula="of:=ROUNDUP(IF((([.F36]*[.$B$55])-[.O36]) &lt; 0;0;([.F36]*[.$B$55])-[.O36])/[.H36])*[.H36]" office:value-type="float" office:value="20">
            <text:p>20</text:p>
          </table:table-cell>
          <table:table-cell table:formula="of:=[.P36]*[.E36]" office:value-type="currency" office:currency="AUD" office:value="34.8">
            <text:p>$34.80</text:p>
          </table:table-cell>
          <table:table-cell table:formula="of:=IF([.D36]=&quot;RS&quot;;IF([.P36]&gt;0;CONCATENATE([.C36];&quot;, &quot;;[.P36]);&quot; &quot;);&quot; &quot;)" office:value-type="string" office:string-value="522-1139P, 20">
            <text:p>522-1139P, 20</text:p>
          </table:table-cell>
          <table:table-cell table:formula="of:=IF([.D36]=&quot;Altronics&quot;;IF([.P36]&gt;0;CONCATENATE([.C36];&quot; x &quot;;[.P36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Diodes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1N4148</text:p>
          </table:table-cell>
          <table:table-cell office:value-type="string">
            <text:p>700-3674P</text:p>
          </table:table-cell>
          <table:table-cell office:value-type="string">
            <text:p>RS</text:p>
          </table:table-cell>
          <table:table-cell office:value-type="currency" office:currency="AUD" office:value="0.03">
            <text:p>$0.03</text:p>
          </table:table-cell>
          <table:table-cell office:value-type="float" office:value="1">
            <text:p>1</text:p>
          </table:table-cell>
          <table:table-cell table:formula="of:=[.E38]*[.F38]" office:value-type="currency" office:currency="AUD" office:value="0.03">
            <text:p>$0.03</text:p>
          </table:table-cell>
          <table:table-cell office:value-type="float" office:value="250">
            <text:p>250</text:p>
          </table:table-cell>
          <table:table-cell table:formula="of:=[.H38]/[.F38]" office:value-type="float" office:value="250">
            <text:p>250</text:p>
          </table:table-cell>
          <table:table-cell table:formula="of:=ROUNDUP(([.F38]*[.$B$55])/[.H38];0)" office:value-type="float" office:value="1">
            <text:p>1</text:p>
          </table:table-cell>
          <table:table-cell table:formula="of:=([.J38]*[.H38])*[.E38]" office:value-type="currency" office:currency="AUD" office:value="7.5">
            <text:p>$7.50</text:p>
          </table:table-cell>
          <table:table-cell table:formula="of:=[.K38]/[.$B$55]" office:value-type="currency" office:currency="AUD" office:value="0.375">
            <text:p>$0.38</text:p>
          </table:table-cell>
          <table:table-cell table:formula="of:=([.J38]*[.H38])-([.F38]*[.$B$55])" office:value-type="float" office:value="230">
            <text:p>230</text:p>
          </table:table-cell>
          <table:table-cell table:formula="of:=[.M38]*[.E38]" office:value-type="currency" office:currency="AUD" office:value="6.9">
            <text:p>$6.90</text:p>
          </table:table-cell>
          <table:table-cell office:value-type="float" office:value="0">
            <text:p>0</text:p>
          </table:table-cell>
          <table:table-cell table:formula="of:=ROUNDUP(IF((([.F38]*[.$B$55])-[.O38]) &lt; 0;0;([.F38]*[.$B$55])-[.O38])/[.H38])*[.H38]" office:value-type="float" office:value="250">
            <text:p>250</text:p>
          </table:table-cell>
          <table:table-cell table:formula="of:=[.P38]*[.E38]" office:value-type="currency" office:currency="AUD" office:value="7.5">
            <text:p>$7.50</text:p>
          </table:table-cell>
          <table:table-cell table:formula="of:=IF([.D38]=&quot;RS&quot;;IF([.P38]&gt;0;CONCATENATE([.C38];&quot;, &quot;;[.P38]);&quot; &quot;);&quot; &quot;)" office:value-type="string" office:string-value="700-3674P, 250">
            <text:p>700-3674P, 250</text:p>
          </table:table-cell>
          <table:table-cell table:formula="of:=IF([.D38]=&quot;Altronics&quot;;IF([.P38]&gt;0;CONCATENATE([.C38];&quot; x &quot;;[.P38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style-name="ce3" office:value-type="string">
            <text:p>IC</text:p>
          </table:table-cell>
          <table:table-cell table:style-name="ce7" table:number-columns-repeated="1023"/>
        </table:table-row>
        <table:table-row table:style-name="ro3">
          <table:table-cell/>
          <table:table-cell office:value-type="string">
            <text:p>NE555P</text:p>
          </table:table-cell>
          <table:table-cell office:value-type="string">
            <text:p>221-5535</text:p>
          </table:table-cell>
          <table:table-cell office:value-type="string">
            <text:p>RS</text:p>
          </table:table-cell>
          <table:table-cell office:value-type="currency" office:currency="AUD" office:value="0.72">
            <text:p>$0.72</text:p>
          </table:table-cell>
          <table:table-cell office:value-type="float" office:value="1">
            <text:p>1</text:p>
          </table:table-cell>
          <table:table-cell table:formula="of:=[.E40]*[.F40]" office:value-type="currency" office:currency="AUD" office:value="0.72">
            <text:p>$0.72</text:p>
          </table:table-cell>
          <table:table-cell office:value-type="float" office:value="50">
            <text:p>50</text:p>
          </table:table-cell>
          <table:table-cell table:formula="of:=[.H40]/[.F40]" office:value-type="float" office:value="50">
            <text:p>50</text:p>
          </table:table-cell>
          <table:table-cell table:formula="of:=ROUNDUP(([.F40]*[.$B$55])/[.H40];0)" office:value-type="float" office:value="1">
            <text:p>1</text:p>
          </table:table-cell>
          <table:table-cell table:formula="of:=([.J40]*[.H40])*[.E40]" office:value-type="currency" office:currency="AUD" office:value="36">
            <text:p>$36.00</text:p>
          </table:table-cell>
          <table:table-cell table:formula="of:=[.K40]/[.$B$55]" office:value-type="currency" office:currency="AUD" office:value="1.8">
            <text:p>$1.80</text:p>
          </table:table-cell>
          <table:table-cell table:formula="of:=([.J40]*[.H40])-([.F40]*[.$B$55])" office:value-type="float" office:value="30">
            <text:p>30</text:p>
          </table:table-cell>
          <table:table-cell table:formula="of:=[.M40]*[.E40]" office:value-type="currency" office:currency="AUD" office:value="21.6">
            <text:p>$21.60</text:p>
          </table:table-cell>
          <table:table-cell office:value-type="float" office:value="0">
            <text:p>0</text:p>
          </table:table-cell>
          <table:table-cell table:formula="of:=ROUNDUP(IF((([.F40]*[.$B$55])-[.O40]) &lt; 0;0;([.F40]*[.$B$55])-[.O40])/[.H40])*[.H40]" office:value-type="float" office:value="50">
            <text:p>50</text:p>
          </table:table-cell>
          <table:table-cell table:formula="of:=[.P40]*[.E40]" office:value-type="currency" office:currency="AUD" office:value="36">
            <text:p>$36.00</text:p>
          </table:table-cell>
          <table:table-cell table:formula="of:=IF([.D40]=&quot;RS&quot;;IF([.P40]&gt;0;CONCATENATE([.C40];&quot;, &quot;;[.P40]);&quot; &quot;);&quot; &quot;)" office:value-type="string" office:string-value="221-5535, 50">
            <text:p>221-5535, 50</text:p>
          </table:table-cell>
          <table:table-cell table:formula="of:=IF([.D40]=&quot;Altronics&quot;;IF([.P40]&gt;0;CONCATENATE([.C40];&quot; x &quot;;[.P40]);&quot; &quot;);&quot; &quot;)" office:value-type="string" office:string-value=" ">
            <text:p><text:s/></text:p>
          </table:table-cell>
          <table:table-cell table:number-columns-repeated="1005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5"/>
          <table:table-cell table:style-name="ce1"/>
          <table:table-cell/>
          <table:table-cell table:style-name="ce1"/>
          <table:table-cell table:number-columns-repeated="1011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PCB</text:p>
          </table:table-cell>
          <table:table-cell table:style-name="ce9" office:value-type="currency" office:currency="AUD" office:value="3.3">
            <text:p>$3.3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PCB Overhead</text:p>
          </table:table-cell>
          <table:table-cell table:style-name="ce9" office:value-type="currency" office:currency="AUD" office:value="61.83">
            <text:p>$61.83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Main Circuit</text:p>
          </table:table-cell>
          <table:table-cell table:formula="of:=SUM([.G4:.G27])" office:value-type="currency" office:currency="AUD" office:value="10.27">
            <text:p>$10.27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Internal Oscillator</text:p>
          </table:table-cell>
          <table:table-cell table:formula="of:=SUM([.G30:.G40])" office:value-type="currency" office:currency="AUD" office:value="2.69">
            <text:p>$2.69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Optimal CPK</text:p>
          </table:table-cell>
          <table:table-cell table:formula="of:=[.B44]+[.B47]" office:value-type="currency" office:currency="AUD" office:value="13.57">
            <text:p>$13.57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Optimal CPK w/ Osc</text:p>
          </table:table-cell>
          <table:table-cell table:formula="of:=[.B48]+[.B50]" office:value-type="currency" office:currency="AUD" office:value="16.26">
            <text:p>$16.2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Optimal Kits</text:p>
          </table:table-cell>
          <table:table-cell table:formula="of:=LCM([.I4:.I40])" office:value-type="float" office:value="500">
            <text:p>5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Goal Kit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Outlay</text:p>
          </table:table-cell>
          <table:table-cell table:formula="of:=(SUM([.K4:.K40])+([.B55]*[.B44]))+[.B45]" office:value-type="currency" office:currency="AUD" office:value="507.68">
            <text:p>$507.68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Parts $ (ex Stock)</text:p>
          </table:table-cell>
          <table:table-cell table:formula="of:=SUM([.Q4:.Q40])" office:value-type="currency" office:currency="AUD" office:value="371.05">
            <text:p>$371.05</text:p>
          </table:table-cell>
          <table:table-cell table:style-name="ce10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Parts $ (inc Stock)</text:p>
          </table:table-cell>
          <table:table-cell table:formula="of:=SUM([.K4:.K40])" office:value-type="currency" office:currency="AUD" office:value="379.85">
            <text:p>$379.85</text:p>
          </table:table-cell>
          <table:table-cell table:style-name="ce10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/>
          <table:table-cell/>
          <table:table-cell table:style-name="ce10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5" office:value-type="string">
            <text:p>CPK</text:p>
          </table:table-cell>
          <table:table-cell table:formula="of:=[.B56]/[.B55]" office:value-type="currency" office:currency="AUD" office:value="25.384">
            <text:p>$25.38</text:p>
          </table:table-cell>
          <table:table-cell table:style-name="ce10"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Sale Price</text:p>
          </table:table-cell>
          <table:table-cell table:style-name="ce9" office:value-type="currency" office:currency="AUD" office:value="40">
            <text:p>$40.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Revenue</text:p>
          </table:table-cell>
          <table:table-cell table:formula="of:=[.B61]*[.B55]" office:value-type="currency" office:currency="AUD" office:value="800">
            <text:p>$800.00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Profit</text:p>
          </table:table-cell>
          <table:table-cell table:style-name="ce9" table:formula="of:=[.B62]-[.B56]" office:value-type="currency" office:currency="AUD" office:value="292.32">
            <text:p>$292.32</text:p>
          </table:table-cell>
          <table:table-cell table:style-name="ce11" table:formula="of:=[.B63]/[.B62]" office:value-type="percentage" office:value="0.3654">
            <text:p>36.54%</text:p>
          </table:table-cell>
          <table:table-cell table:style-name="ce11"/>
          <table:table-cell table:style-name="Default"/>
          <table:table-cell table:number-columns-repeated="1019"/>
        </table:table-row>
        <table:table-row table:style-name="ro3">
          <table:table-cell table:style-name="ce1" office:value-type="string">
            <text:p>Break Even Kit #</text:p>
          </table:table-cell>
          <table:table-cell table:formula="of:=ROUNDUP([.B56]/[.B61])" office:value-type="float" office:value="13">
            <text:p>13</text:p>
          </table:table-cell>
          <table:table-cell table:formula="of:=([.B64]*[.B61])-[.B56]" office:value-type="currency" office:currency="AUD" office:value="12.3200000000001">
            <text:p>$12.32</text:p>
          </table:table-cell>
          <table:table-cell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oo_20_High" style:display-name="Too High" style:family="table-cell" style:parent-style-name="Default">
      <style:text-properties fo:color="#ff0000"/>
    </style:style>
    <style:style style:name="Untitled1" style:family="table-cell" style:parent-style-name="Default">
      <style:text-properties fo:color="#0000ff"/>
    </style:style>
    <style:style style:name="All_20_Good" style:display-name="All Good" style:family="table-cell" style:parent-style-name="Default">
      <style:text-properties fo:color="#00ff00"/>
    </style:style>
    <style:style style:name="Close" style:family="table-cell" style:parent-style-name="Default">
      <style:text-properties fo:color="#0000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8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2T15:00:27.10</meta:creation-date>
    <dc:date>2011-02-23T18:59:22.17</dc:date>
    <meta:editing-duration>PT22H59M52S</meta:editing-duration>
    <meta:editing-cycles>33</meta:editing-cycles>
    <meta:generator>OpenOffice.org/3.2$Win32 OpenOffice.org_project/320m12$Build-9483</meta:generator>
    <dc:creator>Daniel Harmsworth</dc:creator>
    <meta:document-statistic meta:table-count="3" meta:cell-count="516" meta:object-count="0"/>
    <meta:user-defined meta:name="Info 1"/>
    <meta:user-defined meta:name="Info 2"/>
    <meta:user-defined meta:name="Info 3"/>
    <meta:user-defined meta:name="Info 4"/>
  </office:meta>
</office:document-meta>
</file>